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F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F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2" calcext:value-type="float">
            <text:p>200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tlanta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ltimore</text:p>
          </table:table-cell>
          <table:table-cell office:value-type="float" office:value="2.4" calcext:value-type="float">
            <text:p>2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uffalo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olina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ncinnati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troit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reen Bay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sonville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ansas City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ami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innesota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Orleans</text:p>
          </table:table-cell>
          <table:table-cell office:value-type="float" office:value="1.9" calcext:value-type="float">
            <text:p>1.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Giants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Y Jets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akland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iladelphia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ttsburgh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 Diego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Francisco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 Louis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pa Bay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nnessee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shington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F" style:display-name="PageStyle_NFL Football Stats - NFL Team 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document-statistic meta:table-count="1" meta:cell-count="264" meta:object-count="0"/>
  </office:meta>
</office:document-meta>
</file>